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1">
      <style:paragraph-properties fo:margin-top="0in" fo:margin-bottom="0in"/>
    </style:style>
    <style:style style:name="P8" style:family="paragraph" style:parent-style-name="Text_20_body" style:list-style-name="L2">
      <style:paragraph-properties fo:margin-top="0in" fo:margin-bottom="0in"/>
    </style:style>
    <style:style style:name="P9" style:family="paragraph" style:parent-style-name="Text_20_body" style:list-style-name="L3">
      <style:paragraph-properties fo:margin-top="0in" fo:margin-bottom="0in"/>
    </style:style>
    <style:style style:name="P10" style:family="paragraph" style:parent-style-name="Text_20_body" style:list-style-name="L4">
      <style:paragraph-properties fo:margin-top="0in" fo:margin-bottom="0in"/>
    </style:style>
    <style:style style:name="P11" style:family="paragraph" style:parent-style-name="Text_20_body" style:list-style-name="L8">
      <style:paragraph-properties fo:margin-top="0in" fo:margin-bottom="0in" fo:padding="0.0193in" fo:border="0.0008in solid #e3e3e3"/>
      <style:text-properties fo:font-weight="bold" style:font-weight-asian="bold" style:font-weight-complex="bold"/>
    </style:style>
    <style:style style:name="P12" style:family="paragraph" style:parent-style-name="Preformatted_20_Text" style:list-style-name="L2"/>
    <style:style style:name="P13" style:family="paragraph" style:parent-style-name="Preformatted_20_Text" style:list-style-name="L3"/>
    <style:style style:name="P14" style:family="paragraph" style:parent-style-name="Preformatted_20_Text" style:list-style-name="L4"/>
    <style:style style:name="P15" style:family="paragraph" style:parent-style-name="Preformatted_20_Text" style:list-style-name="L5"/>
    <style:style style:name="P16" style:family="paragraph" style:parent-style-name="Preformatted_20_Text" style:list-style-name="L6"/>
    <style:style style:name="P17" style:family="paragraph" style:parent-style-name="Preformatted_20_Text">
      <style:paragraph-properties style:writing-mode="lr-tb"/>
    </style:style>
    <style:style style:name="P18" style:family="paragraph" style:parent-style-name="Preformatted_20_Text" style:list-style-name="L2">
      <style:paragraph-properties style:writing-mode="lr-tb"/>
    </style:style>
    <style:style style:name="P19" style:family="paragraph" style:parent-style-name="Preformatted_20_Text" style:list-style-name="L3">
      <style:paragraph-properties style:writing-mode="lr-tb"/>
    </style:style>
    <style:style style:name="P20" style:family="paragraph" style:parent-style-name="Preformatted_20_Text" style:list-style-name="L4">
      <style:paragraph-properties style:writing-mode="lr-tb"/>
    </style:style>
    <style:style style:name="P21" style:family="paragraph" style:parent-style-name="Preformatted_20_Text" style:list-style-name="L5">
      <style:paragraph-properties style:writing-mode="lr-tb"/>
    </style:style>
    <style:style style:name="P22" style:family="paragraph" style:parent-style-name="Preformatted_20_Text" style:list-style-name="L6">
      <style:paragraph-properties style:writing-mode="lr-tb"/>
    </style:style>
    <style:style style:name="P23" style:family="paragraph" style:parent-style-name="Preformatted_20_Text">
      <style:paragraph-properties fo:margin-top="0in" fo:margin-bottom="0.1965in" style:writing-mode="lr-tb"/>
    </style:style>
    <style:style style:name="P24" style:family="paragraph" style:parent-style-name="Preformatted_20_Text" style:list-style-name="L2">
      <style:paragraph-properties fo:margin-top="0in" fo:margin-bottom="0.1965in" style:writing-mode="lr-tb"/>
    </style:style>
    <style:style style:name="P25" style:family="paragraph" style:parent-style-name="Preformatted_20_Text" style:list-style-name="L3">
      <style:paragraph-properties fo:margin-top="0in" fo:margin-bottom="0.1965in" style:writing-mode="lr-tb"/>
    </style:style>
    <style:style style:name="P26" style:family="paragraph" style:parent-style-name="Preformatted_20_Text" style:list-style-name="L4">
      <style:paragraph-properties fo:margin-top="0in" fo:margin-bottom="0.1965in" style:writing-mode="lr-tb"/>
    </style:style>
    <style:style style:name="P27" style:family="paragraph" style:parent-style-name="Preformatted_20_Text" style:list-style-name="L5">
      <style:paragraph-properties fo:margin-top="0in" fo:margin-bottom="0.1965in" style:writing-mode="lr-tb"/>
    </style:style>
    <style:style style:name="P28" style:family="paragraph" style:parent-style-name="Preformatted_20_Text" style:list-style-name="L6">
      <style:paragraph-properties fo:margin-top="0in" fo:margin-bottom="0.1965in" style:writing-mode="lr-tb"/>
    </style:style>
    <style:style style:name="P29" style:family="paragraph" style:parent-style-name="Heading_20_4">
      <style:paragraph-properties fo:padding="0.0193in" fo:border="0.0008in solid #e3e3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4">JavaScript Fundamentals</text:h>
      <text:list xml:id="list7627301988938218858" text:style-name="L8">
        <text:list-header>
          <text:p text:style-name="P11">Introduction to ES6 features: let and const, arrow functions, template literals,Destructuring and spread/rest operators</text:p>
        </text:list-header>
      </text:list>
      <text:h text:style-name="Heading_20_4" text:outline-level="4">1. Introduction</text:h>
      <text:list xml:id="list5961053336462811763" text:style-name="L1">
        <text:list-item>
          <text:p text:style-name="P7"><text:span text:style-name="Strong_20_Emphasis">Overview</text:span>: Introduction to ES6 (ECMAScript 2015) and its significance in modern JavaScript development.</text:p>
        </text:list-item>
        <text:list-item>
          <text:p text:style-name="P1"><text:span text:style-name="Strong_20_Emphasis">Key Features</text:span>: Focus on <text:span text:style-name="Source_20_Text">let</text:span> and <text:span text:style-name="Source_20_Text">const</text:span>, arrow functions, template literals, destructuring, and spread/rest operators.</text:p>
        </text:list-item>
      </text:list>
      <text:h text:style-name="Heading_20_4" text:outline-level="4">2. <text:span text:style-name="Source_20_Text">let</text:span> and <text:span text:style-name="Source_20_Text">const</text:span></text:h>
      <text:list xml:id="list16413363525458491" text:style-name="L2">
        <text:list-item>
          <text:p text:style-name="P2"><text:span text:style-name="Strong_20_Emphasis">Purpose</text:span>: Improved variable declaration with block scope.</text:p>
        </text:list-item>
        <text:list-item>
          <text:p text:style-name="P2"><text:span text:style-name="Strong_20_Emphasis"><text:span text:style-name="Source_20_Text">let</text:span></text:span>:</text:p>
          <text:list>
            <text:list-item>
              <text:p text:style-name="P8">Block-scoped, can be updated but not re-declared in the same scope.</text:p>
            </text:list-item>
            <text:list-item>
              <text:p text:style-name="P2">Example:</text:p>
              <text:p text:style-name="P12"/>
              <text:p text:style-name="P18"><text:span text:style-name="Source_20_Text">let age = 25;</text:span></text:p>
              <text:p text:style-name="P24"><text:span text:style-name="Source_20_Text">age = 26; // Valid</text:span></text:p>
            </text:list-item>
          </text:list>
        </text:list-item>
        <text:list-item>
          <text:p text:style-name="P2"><text:span text:style-name="Strong_20_Emphasis"><text:span text:style-name="Source_20_Text">const</text:span></text:span>:</text:p>
          <text:list>
            <text:list-item>
              <text:p text:style-name="P8">Block-scoped, cannot be updated or re-declared.</text:p>
            </text:list-item>
            <text:list-item>
              <text:p text:style-name="P8">Must be initialized during declaration.</text:p>
            </text:list-item>
            <text:list-item>
              <text:p text:style-name="P2">Example:</text:p>
              <text:p text:style-name="P12"/>
              <text:p text:style-name="P18"><text:span text:style-name="Source_20_Text">const name = "Alice";</text:span></text:p>
              <text:p text:style-name="P24"><text:span text:style-name="Source_20_Text">// name = "Bob"; // Error</text:span></text:p>
            </text:list-item>
          </text:list>
        </text:list-item>
      </text:list>
      <text:h text:style-name="Heading_20_4" text:outline-level="4">3. Arrow Functions </text:h>
      <text:list xml:id="list8125606495961554759" text:style-name="L3">
        <text:list-item>
          <text:p text:style-name="P9"><text:span text:style-name="Strong_20_Emphasis">Purpose</text:span>: More concise syntax for writing functions.</text:p>
        </text:list-item>
        <text:list-item>
          <text:p text:style-name="P9"><text:span text:style-name="Strong_20_Emphasis">Syntax</text:span>: Uses <text:span text:style-name="Source_20_Text">=&gt;</text:span> operator.</text:p>
        </text:list-item>
        <text:list-item>
          <text:p text:style-name="P9"><text:span text:style-name="Strong_20_Emphasis">Benefits</text:span>:</text:p>
          <text:list>
            <text:list-item>
              <text:p text:style-name="P9">Shorter syntax.</text:p>
            </text:list-item>
            <text:list-item>
              <text:p text:style-name="P9">Lexical <text:span text:style-name="Source_20_Text">this</text:span> binding.</text:p>
            </text:list-item>
          </text:list>
        </text:list-item>
        <text:list-item>
          <text:p text:style-name="P3">Example:</text:p>
          <text:p text:style-name="P13"/>
          <text:p text:style-name="P19"><text:span text:style-name="Source_20_Text">const add = (a, b) =&gt; a + b;</text:span></text:p>
          <text:p text:style-name="P25"><text:span text:style-name="Source_20_Text">console.log(add(2, 3)); // 5</text:span></text:p>
        </text:list-item>
      </text:list>
      <text:h text:style-name="Heading_20_4" text:outline-level="4">4. Template Literals</text:h>
      <text:list xml:id="list2114730877335669182" text:style-name="L4">
        <text:list-item>
          <text:p text:style-name="P10"><text:span text:style-name="Strong_20_Emphasis">Purpose</text:span>: Enhanced way of working with strings.</text:p>
        </text:list-item>
        <text:list-item>
          <text:p text:style-name="P10"><text:soft-page-break/><text:span text:style-name="Strong_20_Emphasis">Features</text:span>:</text:p>
          <text:list>
            <text:list-item>
              <text:p text:style-name="P10">Multi-line strings.</text:p>
            </text:list-item>
            <text:list-item>
              <text:p text:style-name="P10">String interpolation using <text:span text:style-name="Source_20_Text">${}</text:span>.</text:p>
            </text:list-item>
          </text:list>
        </text:list-item>
        <text:list-item>
          <text:p text:style-name="P4">Example:</text:p>
          <text:p text:style-name="P14"/>
          <text:p text:style-name="P20"><text:span text:style-name="Source_20_Text">const name = "Charlie";</text:span></text:p>
          <text:p text:style-name="P20"><text:span text:style-name="Source_20_Text">const greeting = `Hello, ${name}! Welcome to ES6.`;</text:span></text:p>
          <text:p text:style-name="P26"><text:span text:style-name="Source_20_Text">console.log(greeting);</text:span></text:p>
        </text:list-item>
      </text:list>
      <text:h text:style-name="Heading_20_4" text:outline-level="4">5. Destructuring</text:h>
      <text:list xml:id="list1864404628664630930" text:style-name="L5">
        <text:list-item>
          <text:p text:style-name="P5"><text:span text:style-name="Strong_20_Emphasis">Purpose</text:span>: Extract values from arrays or properties from objects into distinct variables.</text:p>
        </text:list-item>
        <text:list-item>
          <text:p text:style-name="P5"><text:span text:style-name="Strong_20_Emphasis">Array Destructuring</text:span>:</text:p>
          <text:list>
            <text:list-item>
              <text:p text:style-name="P5">Example:</text:p>
              <text:p text:style-name="P15"/>
              <text:p text:style-name="P21"><text:span text:style-name="Source_20_Text">const [first, second] = ["red", "blue"];</text:span></text:p>
              <text:p text:style-name="P21"><text:span text:style-name="Source_20_Text">console.log(first); // red</text:span></text:p>
              <text:p text:style-name="P27"><text:span text:style-name="Source_20_Text">console.log(second); // blue</text:span></text:p>
            </text:list-item>
          </text:list>
        </text:list-item>
        <text:list-item>
          <text:p text:style-name="P5"><text:span text:style-name="Strong_20_Emphasis">Object Destructuring</text:span>:</text:p>
          <text:list>
            <text:list-item>
              <text:p text:style-name="P5">Example:</text:p>
              <text:p text:style-name="P15"/>
              <text:p text:style-name="P21"><text:span text:style-name="Source_20_Text">const person = { name: "Alice", age: 30 };</text:span></text:p>
              <text:p text:style-name="P21"><text:span text:style-name="Source_20_Text">const { name, age } = person;</text:span></text:p>
              <text:p text:style-name="P21"><text:span text:style-name="Source_20_Text">console.log(name); // Alice</text:span></text:p>
              <text:p text:style-name="P27"><text:span text:style-name="Source_20_Text">console.log(age); // 30</text:span></text:p>
            </text:list-item>
          </text:list>
        </text:list-item>
      </text:list>
      <text:h text:style-name="Heading_20_4" text:outline-level="4">6. Spread and Rest Operators </text:h>
      <text:list xml:id="list8007293404740916313" text:style-name="L6">
        <text:list-item>
          <text:p text:style-name="P6"><text:span text:style-name="Strong_20_Emphasis">Spread Operator</text:span>: Expands an array into its elements.</text:p>
          <text:list>
            <text:list-item>
              <text:p text:style-name="P6">Example:</text:p>
              <text:p text:style-name="P16"/>
              <text:p text:style-name="P22"><text:span text:style-name="Source_20_Text">const arr = [1, 2, 3];</text:span></text:p>
              <text:p text:style-name="P22"><text:span text:style-name="Source_20_Text">const newArr = [...arr, 4, 5];</text:span></text:p>
              <text:p text:style-name="P28"><text:span text:style-name="Source_20_Text">console.log(newArr); // [1, 2, 3, 4, 5]</text:span></text:p>
            </text:list-item>
          </text:list>
        </text:list-item>
        <text:list-item>
          <text:p text:style-name="P6"><text:span text:style-name="Strong_20_Emphasis">Rest Operator</text:span>: Condenses multiple elements into an array.</text:p>
          <text:list>
            <text:list-item>
              <text:p text:style-name="P6">Example:</text:p>
              <text:p text:style-name="P16"/>
              <text:p text:style-name="P22"><text:span text:style-name="Source_20_Text">function sum(...numbers) {</text:span></text:p>
              <text:p text:style-name="P22"><text:span text:style-name="Source_20_Text"><text:s text:c="2"/>return numbers.reduce((acc, curr) =&gt; acc + curr, 0);</text:span></text:p>
              <text:p text:style-name="P22"><text:span text:style-name="Source_20_Text">}</text:span></text:p>
              <text:p text:style-name="P28"><text:span text:style-name="Source_20_Text">console.log(sum(1, 2, 3)); // 6</text:span></text:p>
            </text:list-item>
          </text:list>
        </text:list-item>
      </text:list>
      <text:h text:style-name="Heading_20_4" text:outline-level="4"><text:soft-page-break/></text:h>
      <text:h text:style-name="Heading_20_3" text:outline-level="3">Sample Code Snippets for Practice</text:h>
      <text:h text:style-name="Heading_20_4" text:outline-level="4"><text:span text:style-name="Source_20_Text">let</text:span> and <text:span text:style-name="Source_20_Text">const</text:span></text:h>
      <text:p text:style-name="Preformatted_20_Text"/>
      <text:p text:style-name="P17"><text:span text:style-name="Source_20_Text">let city = "New York";</text:span></text:p>
      <text:p text:style-name="P17"><text:span text:style-name="Source_20_Text">const country = "USA";</text:span></text:p>
      <text:p text:style-name="P23"><text:span text:style-name="Source_20_Text">console.log(city, country); // New York USA</text:span></text:p>
      <text:h text:style-name="Heading_20_4" text:outline-level="4">Arrow Functions</text:h>
      <text:p text:style-name="Preformatted_20_Text"/>
      <text:p text:style-name="P17"><text:span text:style-name="Source_20_Text">const multiply = (x, y) =&gt; x * y;</text:span></text:p>
      <text:p text:style-name="P23"><text:span text:style-name="Source_20_Text">console.log(multiply(4, 5)); // 20</text:span></text:p>
      <text:h text:style-name="Heading_20_4" text:outline-level="4">Template Literals</text:h>
      <text:p text:style-name="Preformatted_20_Text"/>
      <text:p text:style-name="P17"><text:span text:style-name="Source_20_Text">const name = "Charlie";</text:span></text:p>
      <text:p text:style-name="P17"><text:span text:style-name="Source_20_Text">const message = `Hello, ${name}!`;</text:span></text:p>
      <text:p text:style-name="P23"><text:span text:style-name="Source_20_Text">console.log(message); // Hello, Charlie!</text:span></text:p>
      <text:h text:style-name="Heading_20_4" text:outline-level="4">Destructuring</text:h>
      <text:p text:style-name="Preformatted_20_Text"/>
      <text:p text:style-name="P17"><text:span text:style-name="Source_20_Text">const [a, b] = [10, 20];</text:span></text:p>
      <text:p text:style-name="P17"><text:span text:style-name="Source_20_Text">console.log(a, b); // 10 20</text:span></text:p>
      <text:p text:style-name="P17"/>
      <text:p text:style-name="P17"><text:span text:style-name="Source_20_Text">const { x, y } = { x: 30, y: 40 };</text:span></text:p>
      <text:p text:style-name="P23"><text:span text:style-name="Source_20_Text">console.log(x, y); // 30 40</text:span></text:p>
      <text:h text:style-name="Heading_20_4" text:outline-level="4">Spread and Rest Operators</text:h>
      <text:p text:style-name="Preformatted_20_Text"/>
      <text:p text:style-name="P17"><text:span text:style-name="Source_20_Text">const arr1 = [1, 2, 3];</text:span></text:p>
      <text:p text:style-name="P17"><text:span text:style-name="Source_20_Text">const arr2 = [...arr1, 4, 5];</text:span></text:p>
      <text:p text:style-name="P17"><text:span text:style-name="Source_20_Text">console.log(arr2); // [1, 2, 3, 4, 5]</text:span></text:p>
      <text:p text:style-name="P17"/>
      <text:p text:style-name="P17"><text:span text:style-name="Source_20_Text">function sum(...args) {</text:span></text:p>
      <text:p text:style-name="P17"><text:span text:style-name="Source_20_Text"><text:s text:c="2"/>return args.reduce((total, num) =&gt; total + num);</text:span></text:p>
      <text:p text:style-name="P17"><text:span text:style-name="Source_20_Text">}</text:span></text:p>
      <text:p text:style-name="P23"><text:span text:style-name="Source_20_Text">console.log(sum(1, 2, 3)); // 6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kash kapari</meta:initial-creator>
    <meta:creation-date>2024-07-22T23:07:12.97</meta:creation-date>
    <meta:generator>OpenOffice/4.1.7$Win32 OpenOffice.org_project/417m1$Build-9800</meta:generator>
    <meta:document-statistic meta:table-count="0" meta:image-count="0" meta:object-count="0" meta:page-count="3" meta:paragraph-count="86" meta:word-count="455" meta:character-count="2594"/>
    <dc:date>2024-07-22T23:12:54.16</dc:date>
    <dc:creator>vikash kapari</dc:creator>
    <meta:editing-duration>PT5M41S</meta:editing-duration>
    <meta:editing-cycles>1</meta:editing-cycles>
  </office:meta>
</office:document-meta>
</file>